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1">
            <text:p>Q-661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9920.0">
            <text:p>992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76">
            <text:p>-23.76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3">
            <text:p>Q-663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8970.0">
            <text:p>8970.0</text:p>
          </table:table-cell>
          <table:table-cell office:value-type="float" office:value="160.0">
            <text:p>1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5.6">
            <text:p>-25.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65">
            <text:p>Q-265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3402.0">
            <text:p>3402.0</text:p>
          </table:table-cell>
          <table:table-cell office:value-type="float" office:value="108.0">
            <text:p>108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">
            <text:p>-9.2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10">
            <text:p>CAMS-41310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1990.0">
            <text:p>1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3">
            <text:p>-0.83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9">
            <text:p>CAMS-41309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2540.0">
            <text:p>25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7">
            <text:p>-1.4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8">
            <text:p>CAMS-41308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3840.0">
            <text:p>38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7">
            <text:p>-1.87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CAMS-41307">
            <text:p>CAMS-41307</text:p>
          </table:table-cell>
          <table:table-cell office:value-type="float" office:value="51.61">
            <text:p>51.61</text:p>
          </table:table-cell>
          <table:table-cell office:value-type="float" office:value="-4.17">
            <text:p>-4.17</text:p>
          </table:table-cell>
          <table:table-cell office:value-type="float" office:value="740.0">
            <text:p>7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Edwards2006,ShennanEtal2018">
            <text:p>Edwards2006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4">
            <text:p>Q-664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11980.0">
            <text:p>1198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4.86">
            <text:p>-34.86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74">
            <text:p>Q-274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5605.0">
            <text:p>5605.0</text:p>
          </table:table-cell>
          <table:table-cell office:value-type="float" office:value="126.0">
            <text:p>1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0">
            <text:p>Q-660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10350.0">
            <text:p>1035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81">
            <text:p>-23.81</text:p>
          </table:table-cell>
          <table:table-cell office:value-type="float" office:value="3.33">
            <text:p>3.33</text:p>
          </table:table-cell>
          <table:table-cell office:value-type="float" office:value="3.33">
            <text:p>3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275">
            <text:p>Q-275</text:p>
          </table:table-cell>
          <table:table-cell office:value-type="float" office:value="51.57">
            <text:p>51.57</text:p>
          </table:table-cell>
          <table:table-cell office:value-type="float" office:value="-3.76">
            <text:p>-3.76</text:p>
          </table:table-cell>
          <table:table-cell office:value-type="float" office:value="6184.0">
            <text:p>6184.0</text:p>
          </table:table-cell>
          <table:table-cell office:value-type="float" office:value="143.0">
            <text:p>1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">
            <text:p>-10.6</text:p>
          </table:table-cell>
          <table:table-cell office:value-type="float" office:value="0.78">
            <text:p>0.78</text:p>
          </table:table-cell>
          <table:table-cell office:value-type="float" office:value="0.78">
            <text:p>0.78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Glamorgan">
            <text:p>Glamorgan</text:p>
          </table:table-cell>
          <table:table-cell office:value-type="string" office:value="radiocarbon">
            <text:p>radiocarbon</text:p>
          </table:table-cell>
          <table:table-cell office:value-type="string" office:value="Q-662">
            <text:p>Q-662</text:p>
          </table:table-cell>
          <table:table-cell office:value-type="float" office:value="51.59">
            <text:p>51.59</text:p>
          </table:table-cell>
          <table:table-cell office:value-type="float" office:value="-3.79">
            <text:p>-3.79</text:p>
          </table:table-cell>
          <table:table-cell office:value-type="float" office:value="8990.0">
            <text:p>8990.0</text:p>
          </table:table-cell>
          <table:table-cell office:value-type="float" office:value="170.0">
            <text:p>1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5.66">
            <text:p>-25.6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HeyworthKidson1982,ShennanEtal2018">
            <text:p>HeyworthKidson198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